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9.372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28" office:value-type="string" calcext:value-type="string">
            <text:p>인천 광역시 부평구 경원대로 1354번길 4 아이홈 1401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2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/>
          <table:table-cell table:style-name="ce28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28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table:number-columns-repeated="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 table:number-columns-repeated="2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2:list.C93" table:on-update-keep-styles="true" table:on-update-keep-size="false"/>
        <table:database-range table:name="__Anonymous_Sheet_DB__0" table:target-range-address="list.B2:list.H1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00/00/00</text:date>, <text:time style:data-style-name="N2" text:time-value="20:05:57.64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2T20:18:02.846000000</dc:date>
    <meta:editing-duration>PT11H31M39S</meta:editing-duration>
    <meta:editing-cycles>271</meta:editing-cycles>
    <meta:document-statistic meta:table-count="1" meta:cell-count="85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